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 fo:font-size="10pt" style:font-size-asian="10pt" style:font-size-complex="10pt"/>
    </style:style>
    <style:style style:name="P3" style:family="paragraph">
      <style:text-properties fo:font-family="Purisa" style:font-pitch="variable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family="Purisa" style:font-pitch="variable" fo:font-size="10pt" style:font-size-asian="10pt" style:font-size-complex="10pt"/>
    </style:style>
    <style:style style:name="T2" style:family="text">
      <style:text-properties fo:font-family="Purisa" style:font-pitch="variable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5cm" svg:height="6.5cm" svg:x="0.1cm" svg:y="0.0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1cm" svg:x="0.5cm" svg:y="1.5cm">
          <draw:text-box>
            <text:p text:style-name="P2"><text:span text:style-name="T1">Blablabla whiskas sachê.</text:span></text:p>
          </draw:text-box>
        </draw:frame>
        <draw:frame draw:style-name="gr2" draw:text-style-name="P3" draw:layer="layout" svg:width="3.3cm" svg:height="1cm" svg:x="0cm" svg:y="0.1cm">
          <draw:text-box>
            <text:p text:style-name="P3"><text:span text:style-name="T2">Confirmações:</text:span></text:p>
          </draw:text-box>
        </draw:frame>
        <draw:frame draw:style-name="gr2" draw:text-style-name="P2" draw:layer="layout" svg:width="8.5cm" svg:height="1cm" svg:x="0.5cm" svg:y="2.5cm">
          <draw:text-box>
            <text:p text:style-name="P2"><text:span text:style-name="T1">Blablablablablabla whiskas sachê.</text:span></text:p>
          </draw:text-box>
        </draw:frame>
        <draw:path draw:style-name="gr3" draw:text-style-name="P1" draw:layer="layout" svg:width="5.106cm" svg:height="0.608cm" draw:transform="rotate (0.129677963423154) translate (0.434856166450651cm 1.87789706479567cm)" svg:viewBox="0 0 5107 609" svg:d="m0 1c131-7 258 22 388 39 128 16 255 45 384 62 126 16 233 71 361 70 126 0 249 46 372 72 130 27 244 103 376 129 128 26 260 18 389 28 122 9 245-20 369 2 119 21 242 32 366 36 128 4 257 38 387 39 131 1 269 15 396-29 128-45 264-25 394-6 140 20 275 64 417 77 124 12 250 33 375 49l133 40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7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9-07T22:13:18</meta:creation-date>
    <dc:date>2011-09-07T22:29:22</dc:date>
    <dc:creator>Thiago Gomes</dc:creator>
    <meta:editing-duration>PT16M4S</meta:editing-duration>
    <meta:editing-cycles>3</meta:editing-cycles>
    <meta:generator>BrOffice/3.3$Linux LibreOffice_project/330m19$Build-301</meta:generator>
    <meta:document-statistic meta:object-count="5"/>
  </office:meta>
</office:document-meta>
</file>